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99629" officeooo:paragraph-rsid="00099629"/>
    </style:style>
    <style:style style:name="P2" style:family="paragraph" style:parent-style-name="Standard">
      <style:paragraph-properties fo:text-align="center" style:justify-single-word="false"/>
      <style:text-properties officeooo:rsid="00099629" officeooo:paragraph-rsid="00099629"/>
    </style:style>
    <style:style style:name="P3" style:family="paragraph" style:parent-style-name="Standard">
      <style:paragraph-properties fo:text-align="start" style:justify-single-word="false"/>
      <style:text-properties officeooo:rsid="00099629" officeooo:paragraph-rsid="000996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ander Toth</text:p>
      <text:p text:style-name="P1">Reading Response 8</text:p>
      <text:p text:style-name="P1">11-7-17</text:p>
      <text:p text:style-name="P1"/>
      <text:p text:style-name="P2">FGM</text:p>
      <text:p text:style-name="P2"/>
      <text:p text:style-name="P3"><text:tab/>I find it interesting that in her article, Nussbaum challenges the idea of female genital mutilation in everyday accepted culture in the US, UK, and other regions. While I find the overall topic disturbing, the idea fits into the realm of possibilities of what right a person has over another person's body. Similar to the analogy of a doctor looking after his patient, Nussbaum's argument frames the question of whether the mere act of FGM is allowable within the realm of moral responsibility. The act of FGM itself being one of submission to a parent or guardian suggesting the operation for the benefit of the individual. Although objectionably comparable to the act of cutting off a limb to save one's life, the idea of FGM for the purpose of keeping the integrity of a person through the hindrance or certain acts deemed unhealthy and amoral seems to be more of a false indication of true morality. Is it actually beneficial to remove part of a biological tied intrinsic connection. </text:p>
      <text:p text:style-name="P3"><text:tab/>Nussbaum comments that “It is an issue that concerns women and men”, and in this way it is something that should be considered for any human being with a view of human rights. This seems to be correct at first but the idea would be better to target the people who preform the procedure first and act as a way to eliminate the ability for others to request the surgery in the first place for a daughter. This idea of giving parents the freewill to chose such a thing for a daughter should not be entrusted to the parent or guardian as it currently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Toth</meta:initial-creator>
    <meta:creation-date>2017-11-07T10:41:15.631085128</meta:creation-date>
    <dc:date>2017-11-07T10:53:36.781682965</dc:date>
    <dc:creator>Alexander Toth</dc:creator>
    <meta:editing-duration>PT12M21S</meta:editing-duration>
    <meta:editing-cycles>1</meta:editing-cycles>
    <meta:document-statistic meta:table-count="0" meta:image-count="0" meta:object-count="0" meta:page-count="1" meta:paragraph-count="6" meta:word-count="281" meta:character-count="1583" meta:non-whitespace-character-count="1305"/>
    <meta:generator>LibreOffice/5.0.6.2$Linux_X86_64 LibreOffice_project/00$Build-2</meta:generator>
  </office:meta>
</office:document-meta>
</file>